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4.83cm" fo:min-width="4.58cm" fo:padding-top="0.142cm" fo:padding-bottom="0.142cm" fo:padding-left="0.267cm" fo:padding-right="0.267cm"/>
    </style:style>
    <style:style style:name="gr2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13.616cm" fo:min-width="13.366cm" fo:padding-top="0.177cm" fo:padding-bottom="0.177cm" fo:padding-left="0.302cm" fo:padding-right="0.302cm"/>
    </style:style>
    <style:style style:name="gr3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5.465cm" fo:min-width="4.58cm" fo:padding-top="0.142cm" fo:padding-bottom="0.142cm" fo:padding-left="0.267cm" fo:padding-right="0.267cm"/>
    </style:style>
    <style:style style:name="gr4" style:family="graphic" style:parent-style-name="objectwithoutfill">
      <style:graphic-properties draw:marker-end="Arrow" draw:marker-end-width="0.3cm" draw:fill="none" draw:textarea-vertical-align="top"/>
    </style:style>
    <style:style style:name="gr5" style:family="graphic" style:parent-style-name="objectwithoutfill">
      <style:graphic-properties draw:marker-end="Arrow" draw:marker-end-width="0.3cm" draw:fill="none" draw:textarea-vertical-align="bottom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1.02cm" fo:min-width="0.77cm" fo:padding-top="0.142cm" fo:padding-bottom="0.142cm" fo:padding-left="0.267cm" fo:padding-right="0.26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_20_concave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327cm"/>
    </style:style>
    <style:style style:name="gr11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1.02cm" fo:min-width="2.04cm" fo:padding-top="0.142cm" fo:padding-bottom="0.142cm" fo:padding-left="0.267cm" fo:padding-right="0.267cm"/>
    </style:style>
    <style:style style:name="gr12" style:family="graphic" style:parent-style-name="standard">
      <style:graphic-properties draw:stroke="solid" svg:stroke-width="0.035cm" draw:marker-start-width="0.252cm" draw:marker-end-width="0.252cm" draw:fill="none" draw:textarea-horizontal-align="justify" draw:textarea-vertical-align="middle" draw:auto-grow-height="false" fo:min-height="5.465cm" fo:min-width="4.58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528cm" fo:min-width="4.58cm" fo:padding-top="0.142cm" fo:padding-bottom="0.142cm" fo:padding-left="0.267cm" fo:padding-right="0.267cm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size="8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text-properties fo:font-size="8pt" style:font-size-asian="8pt" style:font-size-complex="8pt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style:paragraph-properties fo:text-align="start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paragraph-properties fo:text-align="start"/>
      <style:text-properties fo:font-size="8pt" style:font-size-asian="8pt" style:font-size-complex="8pt"/>
    </style:style>
    <style:style style:name="P10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11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P12" style:family="paragraph">
      <loext:graphic-properties draw:fill="none" draw:fill-color="#ffffff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08cm" svg:height="5.08cm" svg:x="0.009cm" svg:y="5.65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97cm" svg:height="13.97cm" svg:x="6.357cm" svg:y="1.2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5.08cm" svg:height="5.08cm" svg:x="21.597cm" svg:y="5.65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8cm" svg:height="5.715cm" svg:x="6.357cm" svg:y="1.205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2.549cm" svg:y1="5.65cm" svg:x2="6.357cm" svg:y2="1.493cm" draw:start-shape="id1" draw:start-glue-point="0" draw:end-shape="id2" draw:end-glue-point="3" svg:d="M2549 5650l3808-4157" svg:viewBox="0 0 3809 4158">
          <text:p/>
        </draw:connector>
        <draw:connector draw:style-name="gr5" draw:text-style-name="P2" draw:layer="layout" draw:type="line" svg:x1="6.357cm" svg:y1="14.886cm" svg:x2="2.549cm" svg:y2="10.73cm" draw:start-shape="id3" draw:start-glue-point="3" draw:end-shape="id1" draw:end-glue-point="2" svg:d="M6357 14886l-3808-4156" svg:viewBox="0 0 3809 4157">
          <text:p/>
        </draw:connector>
        <draw:frame draw:style-name="gr6" draw:text-style-name="P3" draw:layer="layout" svg:width="3.81cm" svg:height="1.27cm" svg:x="11.437cm" svg:y="-0.065cm">
          <draw:text-box>
            <text:p text:style-name="P1">Troxy</text:p>
          </draw:text-box>
        </draw:frame>
        <draw:custom-shape draw:style-name="gr7" draw:text-style-name="P5" xml:id="id8" draw:id="id8" draw:layer="layout" svg:width="2.54cm" svg:height="2.54cm" svg:x="12.072cm" svg:y="3.745cm">
          <text:p text:style-name="P4"><text:span text:style-name="T1">Record/</text:span></text:p>
          <text:p text:style-name="P4"><text:span text:style-name="T1">Passthrough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2" draw:layer="layout" draw:type="line" svg:x1="20.327cm" svg:y1="1.493cm" svg:x2="24.137cm" svg:y2="5.65cm" draw:start-shape="id4" draw:start-glue-point="1" draw:end-shape="id5" draw:end-glue-point="0" svg:d="M20327 1493l3810 4157" svg:viewBox="0 0 3811 4158">
          <text:p/>
        </draw:connector>
        <draw:connector draw:style-name="gr8" draw:text-style-name="P2" draw:layer="layout" draw:type="line" svg:x1="24.137cm" svg:y1="10.73cm" svg:x2="20.327cm" svg:y2="14.886cm" draw:start-shape="id5" draw:start-glue-point="2" draw:end-shape="id6" draw:end-glue-point="1" svg:d="M24137 10730l-3810 4156" svg:viewBox="0 0 3811 4157">
          <text:p/>
        </draw:connector>
        <draw:connector draw:style-name="gr9" draw:text-style-name="P2" draw:layer="layout" draw:type="line" svg:x1="11.437cm" svg:y1="6.631cm" svg:x2="12.072cm" svg:y2="5.015cm" draw:start-shape="id7" draw:start-glue-point="1" draw:end-shape="id8" draw:end-glue-point="5" svg:d="M11437 6631l635-1616" svg:viewBox="0 0 636 1617">
          <text:p/>
        </draw:connector>
        <draw:connector draw:style-name="gr9" draw:text-style-name="P2" draw:layer="layout" draw:type="line" svg:x1="14.612cm" svg:y1="5.015cm" svg:x2="15.247cm" svg:y2="6.631cm" draw:start-shape="id8" draw:start-glue-point="7" draw:end-shape="id9" draw:end-glue-point="3" svg:d="M14612 5015l635 1616" svg:viewBox="0 0 636 1617">
          <text:p/>
        </draw:connector>
        <draw:frame draw:style-name="gr10" draw:text-style-name="P7" draw:layer="layout" svg:width="1.016cm" svg:height="0.577cm" svg:x="14.231cm" svg:y="4.438cm">
          <draw:text-box>
            <text:p text:style-name="P6"><text:span text:style-name="T1">Yes</text:span></text:p>
          </draw:text-box>
        </draw:frame>
        <draw:frame draw:style-name="gr10" draw:text-style-name="P9" draw:layer="layout" svg:width="0.889cm" svg:height="0.577cm" svg:x="12.961cm" svg:y="6.285cm">
          <draw:text-box>
            <text:p text:style-name="P8"><text:span text:style-name="T1">No</text:span></text:p>
          </draw:text-box>
        </draw:frame>
        <draw:connector draw:style-name="gr9" draw:text-style-name="P2" draw:layer="layout" draw:type="line" svg:x1="13.342cm" svg:y1="6.285cm" svg:x2="10.167cm" svg:y2="8.19cm" draw:start-shape="id8" draw:start-glue-point="6" draw:end-shape="id10" draw:end-glue-point="1" svg:d="M13342 6285l-3175 1905" svg:viewBox="0 0 3176 1906">
          <text:p/>
        </draw:connector>
        <draw:custom-shape draw:style-name="gr7" draw:text-style-name="P5" xml:id="id12" draw:id="id12" draw:layer="layout" svg:width="2.54cm" svg:height="2.54cm" svg:x="12.072cm" svg:y="10.095cm">
          <text:p text:style-name="P4"><text:span text:style-name="T1">Sav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xml:id="id10" draw:id="id10" draw:layer="layout" svg:width="2.54cm" svg:height="1.27cm" svg:x="7.627cm" svg:y="7.555cm">
          <text:p text:style-name="P4"><text:span text:style-name="T1">Load record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14" draw:id="id14" draw:layer="layout" svg:width="2.54cm" svg:height="1.27cm" svg:x="12.072cm" svg:y="7.555cm">
          <text:p text:style-name="P4"><text:span text:style-name="T1">Save recording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" svg:x1="8.897cm" svg:y1="8.825cm" svg:x2="8.897cm" svg:y2="9.46cm" draw:start-shape="id10" draw:start-glue-point="2" draw:end-shape="id11" draw:end-glue-point="0" svg:d="M8897 8825v635" svg:viewBox="0 0 1 636">
          <text:p/>
        </draw:connector>
        <draw:connector draw:style-name="gr9" draw:text-style-name="P2" draw:layer="layout" draw:type="line" svg:x1="13.342cm" svg:y1="10.095cm" svg:x2="15.25cm" svg:y2="8.757cm" draw:start-shape="id12" draw:start-glue-point="4" draw:end-shape="id13" draw:end-glue-point="3" svg:d="M13342 10095l1908-1338" svg:viewBox="0 0 1909 1339">
          <text:p/>
        </draw:connector>
        <draw:frame draw:style-name="gr10" draw:text-style-name="P9" draw:layer="layout" svg:width="0.889cm" svg:height="0.577cm" svg:x="11.31cm" svg:y="11.042cm">
          <draw:text-box>
            <text:p text:style-name="P8"><text:span text:style-name="T1">No</text:span></text:p>
          </draw:text-box>
        </draw:frame>
        <draw:connector draw:style-name="gr9" draw:text-style-name="P2" draw:layer="layout" draw:type="line" svg:x1="12.072cm" svg:y1="8.19cm" svg:x2="11.437cm" svg:y2="9.748cm" draw:start-shape="id14" draw:start-glue-point="3" draw:end-shape="id11" draw:end-glue-point="1" svg:d="M12072 8190l-635 1558" svg:viewBox="0 0 636 1559">
          <text:p/>
        </draw:connector>
        <draw:connector draw:style-name="gr9" draw:text-style-name="P2" draw:layer="layout" draw:type="line" svg:x1="12.072cm" svg:y1="11.365cm" svg:x2="11.437cm" svg:y2="9.748cm" draw:start-shape="id12" draw:start-glue-point="5" draw:end-shape="id11" draw:end-glue-point="1" svg:d="M12072 11365l-635-1617" svg:viewBox="0 0 636 1618">
          <text:p/>
        </draw:connector>
        <draw:connector draw:style-name="gr9" draw:text-style-name="P2" draw:layer="layout" draw:type="line" svg:x1="15.247cm" svg:y1="9.748cm" svg:x2="14.612cm" svg:y2="11.365cm" draw:start-shape="id15" draw:start-glue-point="3" draw:end-shape="id12" draw:end-glue-point="7" svg:d="M15247 9748l-635 1617" svg:viewBox="0 0 636 1618">
          <text:p/>
        </draw:connector>
        <draw:frame draw:style-name="gr10" draw:text-style-name="P7" draw:layer="layout" svg:width="1.016cm" svg:height="0.577cm" svg:x="12.834cm" svg:y="9.46cm">
          <draw:text-box>
            <text:p text:style-name="P6"><text:span text:style-name="T1">Yes</text:span></text:p>
          </draw:text-box>
        </draw:frame>
        <draw:frame draw:style-name="gr10" draw:text-style-name="P10" xml:id="id16" draw:id="id16" draw:layer="layout" svg:width="5.08cm" svg:height="0.577cm" svg:x="6.357cm" svg:y="2.475cm">
          <draw:text-box>
            <text:p text:style-name="P5"><text:span text:style-name="T1">Filter1.filterClientRequest()</text:span></text:p>
          </draw:text-box>
        </draw:frame>
        <draw:frame draw:style-name="gr10" draw:text-style-name="P10" xml:id="id17" draw:id="id17" draw:layer="layout" svg:width="5.08cm" svg:height="0.577cm" svg:x="6.357cm" svg:y="3.745cm">
          <draw:text-box>
            <text:p text:style-name="P5"><text:span text:style-name="T1">Filter2.filterClientRequest()</text:span></text:p>
          </draw:text-box>
        </draw:frame>
        <draw:frame draw:style-name="gr10" draw:text-style-name="P10" xml:id="id18" draw:id="id18" draw:layer="layout" svg:width="5.08cm" svg:height="0.577cm" svg:x="6.357cm" svg:y="5.015cm">
          <draw:text-box>
            <text:p text:style-name="P5"><text:span text:style-name="T1">FilterN.filterClientRequest()</text:span></text:p>
          </draw:text-box>
        </draw:frame>
        <draw:connector draw:style-name="gr9" draw:text-style-name="P2" draw:layer="layout" draw:type="line" svg:x1="8.897cm" svg:y1="3.052cm" svg:x2="8.897cm" svg:y2="3.745cm" draw:start-shape="id16" draw:start-glue-point="2" draw:end-shape="id17" draw:end-glue-point="0" svg:d="M8897 3052v693" svg:viewBox="0 0 1 694">
          <text:p/>
        </draw:connector>
        <draw:connector draw:style-name="gr9" draw:text-style-name="P2" draw:layer="layout" draw:type="line" svg:x1="8.897cm" svg:y1="4.322cm" svg:x2="8.897cm" svg:y2="5.015cm" draw:start-shape="id17" draw:start-glue-point="2" draw:end-shape="id18" draw:end-glue-point="0" svg:d="M8897 4322v693" svg:viewBox="0 0 1 694">
          <text:p/>
        </draw:connector>
        <draw:frame draw:style-name="gr10" draw:text-style-name="P10" xml:id="id2" draw:id="id2" draw:layer="layout" svg:width="5.08cm" svg:height="0.577cm" svg:x="6.357cm" svg:y="1.205cm">
          <draw:text-box>
            <text:p text:style-name="P5"><text:span text:style-name="T2">Receive</text:span><text:span text:style-name="T1"> request</text:span></text:p>
          </draw:text-box>
        </draw:frame>
        <draw:connector draw:style-name="gr9" draw:text-style-name="P2" draw:layer="layout" draw:type="line" svg:x1="8.897cm" svg:y1="1.782cm" svg:x2="8.897cm" svg:y2="2.475cm" draw:start-shape="id2" draw:start-glue-point="2" draw:end-shape="id16" draw:end-glue-point="0" svg:d="M8897 1782v693" svg:viewBox="0 0 1 694">
          <text:p/>
        </draw:connector>
        <draw:frame draw:style-name="gr10" draw:text-style-name="P10" xml:id="id7" draw:id="id7" draw:layer="layout" svg:width="5.08cm" svg:height="0.577cm" svg:x="6.357cm" svg:y="6.343cm">
          <draw:text-box>
            <text:p text:style-name="P5"><text:span text:style-name="T1">Forward request</text:span></text:p>
          </draw:text-box>
        </draw:frame>
        <draw:connector draw:style-name="gr9" draw:text-style-name="P2" draw:layer="layout" draw:type="line" svg:x1="8.897cm" svg:y1="5.592cm" svg:x2="8.897cm" svg:y2="6.343cm" draw:start-shape="id18" draw:start-glue-point="2" draw:end-shape="id7" draw:end-glue-point="0" svg:d="M8897 5592v751" svg:viewBox="0 0 1 752">
          <text:p/>
        </draw:connector>
        <draw:custom-shape draw:style-name="gr3" draw:text-style-name="P2" draw:layer="layout" svg:width="5.08cm" svg:height="5.715cm" svg:x="15.247cm" svg:y="1.205cm">
          <text:p/>
          <draw:enhanced-geometry svg:viewBox="0 0 21600 21600" draw:type="rectangle" draw:enhanced-path="M 0 0 L 21600 0 21600 21600 0 21600 0 0 Z N"/>
        </draw:custom-shape>
        <draw:frame draw:style-name="gr10" draw:text-style-name="P10" xml:id="id20" draw:id="id20" draw:layer="layout" svg:width="5.08cm" svg:height="0.577cm" svg:x="15.247cm" svg:y="2.475cm">
          <draw:text-box>
            <text:p text:style-name="P5"><text:span text:style-name="T1">FilterN.filterServerRequest()</text:span></text:p>
          </draw:text-box>
        </draw:frame>
        <draw:frame draw:style-name="gr10" draw:text-style-name="P10" xml:id="id19" draw:id="id19" draw:layer="layout" svg:width="5.08cm" svg:height="0.577cm" svg:x="15.247cm" svg:y="3.745cm">
          <draw:text-box>
            <text:p text:style-name="P5"><text:span text:style-name="T1">Filter2.filterServerRequest()</text:span></text:p>
          </draw:text-box>
        </draw:frame>
        <draw:frame draw:style-name="gr10" draw:text-style-name="P10" xml:id="id21" draw:id="id21" draw:layer="layout" svg:width="5.08cm" svg:height="0.577cm" svg:x="15.247cm" svg:y="5.015cm">
          <draw:text-box>
            <text:p text:style-name="P5"><text:span text:style-name="T1">Filter1.filterServerRequest()</text:span></text:p>
          </draw:text-box>
        </draw:frame>
        <draw:connector draw:style-name="gr9" draw:text-style-name="P2" draw:layer="layout" draw:type="line" svg:x1="17.787cm" svg:y1="3.745cm" svg:x2="17.787cm" svg:y2="3.052cm" draw:start-shape="id19" draw:start-glue-point="0" draw:end-shape="id20" draw:end-glue-point="2" svg:d="M17787 3745v-693" svg:viewBox="0 0 1 694">
          <text:p/>
        </draw:connector>
        <draw:connector draw:style-name="gr9" draw:text-style-name="P2" draw:layer="layout" draw:type="line" svg:x1="17.787cm" svg:y1="5.015cm" svg:x2="17.787cm" svg:y2="4.322cm" draw:start-shape="id21" draw:start-glue-point="0" draw:end-shape="id19" svg:d="M17787 5015v-693" svg:viewBox="0 0 1 694">
          <text:p/>
        </draw:connector>
        <draw:frame draw:style-name="gr10" draw:text-style-name="P10" xml:id="id4" draw:id="id4" draw:layer="layout" svg:width="5.08cm" svg:height="0.577cm" svg:x="15.247cm" svg:y="1.205cm">
          <draw:text-box>
            <text:p text:style-name="P5"><text:span text:style-name="T1">Forward request</text:span></text:p>
          </draw:text-box>
        </draw:frame>
        <draw:connector draw:style-name="gr9" draw:text-style-name="P2" draw:layer="layout" draw:type="line" svg:x1="17.787cm" svg:y1="2.475cm" svg:x2="17.787cm" svg:y2="1.782cm" draw:start-shape="id20" draw:start-glue-point="0" draw:end-shape="id4" draw:end-glue-point="2" svg:d="M17787 2475v-693" svg:viewBox="0 0 1 694">
          <text:p/>
        </draw:connector>
        <draw:frame draw:style-name="gr10" draw:text-style-name="P10" xml:id="id9" draw:id="id9" draw:layer="layout" svg:width="5.08cm" svg:height="0.577cm" svg:x="15.247cm" svg:y="6.343cm">
          <draw:text-box>
            <text:p text:style-name="P5"><text:span text:style-name="T1">Receive request</text:span></text:p>
          </draw:text-box>
        </draw:frame>
        <draw:connector draw:style-name="gr9" draw:text-style-name="P2" draw:layer="layout" draw:type="line" svg:x1="17.787cm" svg:y1="6.343cm" svg:x2="17.787cm" svg:y2="5.592cm" draw:start-shape="id9" draw:end-shape="id21" draw:end-glue-point="2" svg:d="M17787 6343v-751" svg:viewBox="0 0 1 752">
          <text:p/>
        </draw:connector>
        <draw:custom-shape draw:style-name="gr3" draw:text-style-name="P2" draw:layer="layout" svg:width="5.08cm" svg:height="5.715cm" svg:x="6.357cm" svg:y="9.46cm">
          <text:p/>
          <draw:enhanced-geometry svg:viewBox="0 0 21600 21600" draw:type="rectangle" draw:enhanced-path="M 0 0 L 21600 0 21600 21600 0 21600 0 0 Z N"/>
        </draw:custom-shape>
        <draw:frame draw:style-name="gr10" draw:text-style-name="P10" xml:id="id22" draw:id="id22" draw:layer="layout" svg:width="5.08cm" svg:height="0.577cm" svg:x="6.357cm" svg:y="10.73cm">
          <draw:text-box>
            <text:p text:style-name="P5"><text:span text:style-name="T1">Filter1.filterClientResponse()</text:span></text:p>
          </draw:text-box>
        </draw:frame>
        <draw:frame draw:style-name="gr10" draw:text-style-name="P10" xml:id="id23" draw:id="id23" draw:layer="layout" svg:width="5.08cm" svg:height="0.577cm" svg:x="6.357cm" svg:y="12cm">
          <draw:text-box>
            <text:p text:style-name="P5"><text:span text:style-name="T1">Filter2.filterClientResponse()</text:span></text:p>
          </draw:text-box>
        </draw:frame>
        <draw:frame draw:style-name="gr10" draw:text-style-name="P10" xml:id="id24" draw:id="id24" draw:layer="layout" svg:width="5.08cm" svg:height="0.577cm" svg:x="6.357cm" svg:y="13.27cm">
          <draw:text-box>
            <text:p text:style-name="P5"><text:span text:style-name="T1">FilterN.filterClientResponse()</text:span></text:p>
          </draw:text-box>
        </draw:frame>
        <draw:connector draw:style-name="gr9" draw:text-style-name="P2" draw:layer="layout" draw:type="line" svg:x1="8.897cm" svg:y1="11.307cm" svg:x2="8.897cm" svg:y2="12cm" draw:start-shape="id22" draw:start-glue-point="2" draw:end-shape="id23" draw:end-glue-point="0" svg:d="M8897 11307v693" svg:viewBox="0 0 1 694">
          <text:p/>
        </draw:connector>
        <draw:connector draw:style-name="gr9" draw:text-style-name="P2" draw:layer="layout" draw:type="line" svg:x1="8.897cm" svg:y1="12.577cm" svg:x2="8.897cm" svg:y2="13.27cm" draw:start-shape="id23" draw:start-glue-point="2" draw:end-shape="id24" draw:end-glue-point="0" svg:d="M8897 12577v693" svg:viewBox="0 0 1 694">
          <text:p/>
        </draw:connector>
        <draw:frame draw:style-name="gr10" draw:text-style-name="P10" xml:id="id11" draw:id="id11" draw:layer="layout" svg:width="5.08cm" svg:height="0.577cm" svg:x="6.357cm" svg:y="9.46cm">
          <draw:text-box>
            <text:p text:style-name="P5"><text:span text:style-name="T1">Receive response</text:span></text:p>
          </draw:text-box>
        </draw:frame>
        <draw:connector draw:style-name="gr9" draw:text-style-name="P2" draw:layer="layout" draw:type="line" svg:x1="8.897cm" svg:y1="10.037cm" svg:x2="8.897cm" svg:y2="10.73cm" draw:start-shape="id11" draw:start-glue-point="2" draw:end-shape="id22" draw:end-glue-point="0" svg:d="M8897 10037v693" svg:viewBox="0 0 1 694">
          <text:p/>
        </draw:connector>
        <draw:frame draw:style-name="gr10" draw:text-style-name="P10" xml:id="id3" draw:id="id3" draw:layer="layout" svg:width="5.08cm" svg:height="0.577cm" svg:x="6.357cm" svg:y="14.598cm">
          <draw:text-box>
            <text:p text:style-name="P5"><text:span text:style-name="T1">Forward response</text:span></text:p>
          </draw:text-box>
        </draw:frame>
        <draw:connector draw:style-name="gr9" draw:text-style-name="P2" draw:layer="layout" draw:type="line" svg:x1="8.897cm" svg:y1="13.847cm" svg:x2="8.897cm" svg:y2="14.598cm" draw:start-shape="id24" draw:start-glue-point="2" draw:end-shape="id3" draw:end-glue-point="0" svg:d="M8897 13847v751" svg:viewBox="0 0 1 752">
          <text:p/>
        </draw:connector>
        <draw:custom-shape draw:style-name="gr12" draw:text-style-name="P2" draw:layer="layout" svg:width="5.08cm" svg:height="5.715cm" svg:x="15.247cm" svg:y="9.46cm">
          <text:p/>
          <draw:enhanced-geometry svg:viewBox="0 0 21600 21600" draw:type="rectangle" draw:enhanced-path="M 0 0 L 21600 0 21600 21600 0 21600 0 0 Z N"/>
        </draw:custom-shape>
        <draw:frame draw:style-name="gr10" draw:text-style-name="P10" xml:id="id26" draw:id="id26" draw:layer="layout" svg:width="5.08cm" svg:height="0.577cm" svg:x="15.247cm" svg:y="10.73cm">
          <draw:text-box>
            <text:p text:style-name="P5"><text:span text:style-name="T1">FilterN.filterServerResponse()</text:span></text:p>
          </draw:text-box>
        </draw:frame>
        <draw:frame draw:style-name="gr10" draw:text-style-name="P12" xml:id="id25" draw:id="id25" draw:layer="layout" svg:width="5.08cm" svg:height="0.577cm" svg:x="15.247cm" svg:y="12cm">
          <draw:text-box>
            <text:p text:style-name="P11"><text:span text:style-name="T2">Filter2.filterServerResponse()</text:span></text:p>
          </draw:text-box>
        </draw:frame>
        <draw:frame draw:style-name="gr10" draw:text-style-name="P10" xml:id="id27" draw:id="id27" draw:layer="layout" svg:width="5.08cm" svg:height="0.577cm" svg:x="15.247cm" svg:y="13.27cm">
          <draw:text-box>
            <text:p text:style-name="P5"><text:span text:style-name="T1">Filter1.filterServerResponse()</text:span></text:p>
          </draw:text-box>
        </draw:frame>
        <draw:connector draw:style-name="gr9" draw:text-style-name="P2" draw:layer="layout" draw:type="line" svg:x1="17.787cm" svg:y1="12cm" svg:x2="17.787cm" svg:y2="11.307cm" draw:start-shape="id25" draw:start-glue-point="0" draw:end-shape="id26" draw:end-glue-point="2" svg:d="M17787 12000v-693" svg:viewBox="0 0 1 694">
          <text:p/>
        </draw:connector>
        <draw:connector draw:style-name="gr9" draw:text-style-name="P2" draw:layer="layout" draw:type="line" svg:x1="17.787cm" svg:y1="13.27cm" svg:x2="17.787cm" svg:y2="12.577cm" draw:start-shape="id27" draw:start-glue-point="0" draw:end-shape="id25" draw:end-glue-point="2" svg:d="M17787 13270v-693" svg:viewBox="0 0 1 694">
          <text:p/>
        </draw:connector>
        <draw:frame draw:style-name="gr10" draw:text-style-name="P10" xml:id="id15" draw:id="id15" draw:layer="layout" svg:width="5.08cm" svg:height="0.577cm" svg:x="15.247cm" svg:y="9.46cm">
          <draw:text-box>
            <text:p text:style-name="P5"><text:span text:style-name="T1">Forward response</text:span></text:p>
          </draw:text-box>
        </draw:frame>
        <draw:connector draw:style-name="gr9" draw:text-style-name="P2" draw:layer="layout" draw:type="line" svg:x1="17.787cm" svg:y1="10.73cm" svg:x2="17.787cm" svg:y2="10.037cm" draw:start-shape="id26" draw:start-glue-point="0" draw:end-shape="id15" draw:end-glue-point="2" svg:d="M17787 10730v-693" svg:viewBox="0 0 1 694">
          <text:p/>
        </draw:connector>
        <draw:frame draw:style-name="gr10" draw:text-style-name="P10" xml:id="id6" draw:id="id6" draw:layer="layout" svg:width="5.08cm" svg:height="0.577cm" svg:x="15.247cm" svg:y="14.598cm">
          <draw:text-box>
            <text:p text:style-name="P5"><text:span text:style-name="T1">Receive response</text:span></text:p>
          </draw:text-box>
        </draw:frame>
        <draw:connector draw:style-name="gr9" draw:text-style-name="P2" draw:layer="layout" draw:type="line" svg:x1="17.787cm" svg:y1="14.598cm" svg:x2="17.787cm" svg:y2="13.847cm" draw:start-shape="id6" draw:start-glue-point="0" draw:end-shape="id27" draw:end-glue-point="2" svg:d="M17787 14598v-751" svg:viewBox="0 0 1 752">
          <text:p/>
        </draw:connector>
        <draw:custom-shape draw:style-name="gr13" draw:text-style-name="P2" draw:layer="layout" svg:width="5.08cm" svg:height="1.778cm" svg:x="15.247cm" svg:y="7.301cm">
          <text:p/>
          <draw:enhanced-geometry svg:viewBox="0 0 21600 21600" draw:type="rectangle" draw:enhanced-path="M 0 0 L 21600 0 21600 21600 0 21600 0 0 Z N"/>
        </draw:custom-shape>
        <draw:frame draw:style-name="gr10" draw:text-style-name="P10" xml:id="id28" draw:id="id28" draw:layer="layout" svg:width="4.445cm" svg:height="0.577cm" svg:x="15.247cm" svg:y="7.301cm">
          <draw:text-box>
            <text:p text:style-name="P5"><text:span text:style-name="T1">FilterN.filterNewRecording()</text:span></text:p>
          </draw:text-box>
        </draw:frame>
        <draw:connector draw:style-name="gr9" draw:text-style-name="P2" draw:layer="layout" draw:type="line" svg:x1="15.247cm" svg:y1="7.589cm" svg:x2="14.612cm" svg:y2="8.19cm" draw:start-shape="id28" draw:start-glue-point="3" draw:end-shape="id14" draw:end-glue-point="1" svg:d="M15247 7589l-635 601" svg:viewBox="0 0 636 602">
          <text:p/>
        </draw:connector>
        <draw:frame draw:style-name="gr10" draw:text-style-name="P10" xml:id="id29" draw:id="id29" draw:layer="layout" svg:width="4.445cm" svg:height="0.577cm" svg:x="15.247cm" svg:y="7.888cm">
          <draw:text-box>
            <text:p text:style-name="P5"><text:span text:style-name="T1">Filter2.filterNewRecording()</text:span></text:p>
          </draw:text-box>
        </draw:frame>
        <draw:frame draw:style-name="gr10" draw:text-style-name="P10" xml:id="id13" draw:id="id13" draw:layer="layout" svg:width="4.442cm" svg:height="0.577cm" svg:x="15.25cm" svg:y="8.469cm">
          <draw:text-box>
            <text:p text:style-name="P5"><text:span text:style-name="T1">Filter1.filterNewRecording()</text:span></text:p>
          </draw:text-box>
        </draw:frame>
        <draw:connector draw:style-name="gr9" draw:text-style-name="P2" draw:layer="layout" draw:type="curve" svg:x1="19.692cm" svg:y1="8.757cm" svg:x2="19.692cm" svg:y2="8.176cm" draw:start-shape="id13" draw:start-glue-point="1" draw:end-shape="id29" draw:end-glue-point="1" svg:d="M19692 8757c750 0 750-581 0-581" svg:viewBox="0 0 564 582">
          <text:p/>
        </draw:connector>
        <draw:connector draw:style-name="gr9" draw:text-style-name="P2" draw:layer="layout" draw:type="curve" svg:x1="19.692cm" svg:y1="8.176cm" svg:x2="19.692cm" svg:y2="7.589cm" draw:start-shape="id29" draw:start-glue-point="1" draw:end-shape="id28" draw:end-glue-point="1" svg:d="M19692 8176c750 0 750-587 0-587" svg:viewBox="0 0 564 58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non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695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2T14:10:50.879493081</meta:creation-date>
    <dc:date>2017-08-23T10:14:15.318546767</dc:date>
    <meta:editing-duration>PT1H27M41S</meta:editing-duration>
    <meta:editing-cycles>14</meta:editing-cycles>
    <meta:generator>LibreOffice/5.3.5.2$Linux_X86_64 LibreOffice_project/30m0$Build-2</meta:generator>
    <meta:document-statistic meta:object-count="71"/>
  </office:meta>
</office:document-meta>
</file>